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.499cm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ic menu selections</text:p>
              </text:list-item>
              <text:list-item>
                <text:p>Adding a new MCID record</text:p>
              </text:list-item>
              <text:list-item>
                <text:p>Adding new funding record for MCID</text:p>
              </text:list-item>
              <text:list-item>
                <text:p>Adding new correspondence record for MC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p>Basic functions</text:p>
            <text:list text:style-name="L2">
              <text:list-item>
                <text:list>
                  <text:list-item>
                    <text:p>Add a new MCID</text:p>
                  </text:list-item>
                  <text:list-item>
                    <text:p>Look-up an MCID</text:p>
                  </text:list-item>
                  <text:list-item>
                    <text:p>Searching for an MCID</text:p>
                  </text:list-item>
                  <text:list-item>
                    <text:p>Explanation of member info tabs</text:p>
                    <text:list>
                      <text:list-item>
                        <text:p>Info</text:p>
                      </text:list-item>
                      <text:list-item>
                        <text:p>Funding</text:p>
                      </text:list-item>
                      <text:list-item>
                        <text:p>Correspondence</text:p>
                      </text:list-item>
                      <text:list-item>
                        <text:p>Lists (if a volunteer record)</text:p>
                      </text:list-item>
                      <text:list-item>
                        <text:p>Notes</text:p>
                      </text:list-item>
                      <text:list-item>
                        <text:p>Summa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p>Adding a new funding record for an MCID</text:p>
            <text:list text:style-name="L2">
              <text:list-item>
                <text:list>
                  <text:list-item>
                    <text:p>Listed selections for 'Purpose', 'Program', and 'Campaign' are maintained by the Administrator</text:p>
                  </text:list-item>
                  <text:list-item>
                    <text:p>If payment is for 'Dues', an automatic entry is added to Correspondence Log.</text:p>
                  </text:list-item>
                  <text:list-item>
                    <text:p>If payment record is deleted, the Correspondence Log entry is also delete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Adding a new Correspondence Record</text:p>
            <text:list text:style-name="L2">
              <text:list-item>
                <text:list>
                  <text:list-item>
                    <text:p>Listed 'Corr. Types' are maintained by the Administrator</text:p>
                  </text:list-item>
                  <text:list-item>
                    <text:p>Automatic entries are generated when</text:p>
                    <text:list>
                      <text:list-item>
                        <text:p>Creating a funding record for 'Dues' and,</text:p>
                      </text:list-item>
                      <text:list-item>
                        <text:p>Sending mail or email notices as reminders</text:p>
                      </text:list-item>
                    </text:list>
                  </text:list-item>
                  <text:list-item>
                    <text:p>Used by Reminder system for generation of not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embership Databa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ic menu selections</text:p>
              </text:list-item>
              <text:list-item>
                <text:p>Adding a new MCID record</text:p>
              </text:list-item>
              <text:list-item>
                <text:p>Adding new funding record for MCID</text:p>
              </text:list-item>
              <text:list-item>
                <text:p>Adding new correspondence record for MC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Klinzman</meta:initial-creator>
    <meta:creation-date>2014-06-05T11:28:01.161019087</meta:creation-date>
    <dc:date>2014-06-07T18:29:32.670606570</dc:date>
    <dc:creator>Dave Klinzman</dc:creator>
    <meta:editing-duration>PT3H31M53S</meta:editing-duration>
    <meta:editing-cycles>7</meta:editing-cycles>
    <meta:generator>LibreOffice/4.2.3.3$Linux_X86_64 LibreOffice_project/420m0$Build-3</meta:generator>
    <meta:document-statistic meta:object-count="41"/>
  </office:meta>
</office:document-meta>
</file>